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4.471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ffcc00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none" fo:background-color="#ffcc00" fo:border-left="0.06pt solid #000000" fo:border-right="none" fo:border-top="none"/>
    </style:style>
    <style:style style:name="ce12" style:family="table-cell" style:parent-style-name="Default" style:data-style-name="N0">
      <style:table-cell-properties fo:border-bottom="0.06pt solid #000000" fo:background-color="#ffcc00" fo:border-left="0.06pt solid #000000" fo:border-right="none" fo:border-top="none"/>
    </style:style>
    <style:style style:name="ce20" style:family="table-cell" style:parent-style-name="Default" style:data-style-name="N0">
      <style:table-cell-properties fo:background-color="#99ff66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8" style:family="table-cell" style:parent-style-name="Default" style:data-style-name="N0">
      <style:table-cell-properties fo:background-color="#99ff66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ffcc00" fo:border-left="none" fo:border-right="none" fo:border-top="0.06pt solid #000000"/>
    </style:style>
    <style:style style:name="ce10" style:family="table-cell" style:parent-style-name="Default" style:data-style-name="N0">
      <style:table-cell-properties fo:background-color="#ffcc00"/>
    </style:style>
    <style:style style:name="ce13" style:family="table-cell" style:parent-style-name="Default" style:data-style-name="N0">
      <style:table-cell-properties fo:border-bottom="0.06pt solid #000000" fo:background-color="#ffcc00" fo:border-left="none" fo:border-right="none" fo:border-top="none"/>
    </style:style>
    <style:style style:name="ce16" style:family="table-cell" style:parent-style-name="Default" style:data-style-name="N0">
      <style:table-cell-properties fo:border-bottom="none" fo:background-color="#ffcc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99ff66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ffcc00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fo:background-color="#ffcc00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ackground-color="#ffcc00" fo:border-left="none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#ffcc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111">
      <style:table-cell-properties fo:background-color="#66ffff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dddddd"/>
    </style:style>
    <style:style style:name="ce18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#66ffff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99"/>
    </style:style>
    <style:style style:name="ce38" style:family="table-cell" style:parent-style-name="Default" style:data-style-name="N0">
      <style:table-cell-properties fo:background-color="#ffcc00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0">
      <style:table-cell-properties fo:border-bottom="none" fo:background-color="#ffcc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1" style:family="table-cell" style:parent-style-name="Default" style:data-style-name="N0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0">
      <style:table-cell-properties fo:border-bottom="0.06pt solid #000000" fo:background-color="#ffcc00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0">
      <style:table-cell-properties fo:border-bottom="none" fo:background-color="#ffcc00" style:text-align-source="fix" style:repeat-content="false" fo:border-left="none" fo:border-right="none" fo:border-top="0.06pt solid #000000" style:vertical-align="automatic"/>
      <style:paragraph-properties fo:text-align="center" fo:margin-left="0cm"/>
    </style:style>
    <style:style style:name="ce74" style:family="table-cell" style:parent-style-name="Default" style:data-style-name="N0">
      <style:table-cell-properties fo:background-color="#ffcc00"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tyle="italic" style:font-style-asian="italic" style:font-style-complex="italic"/>
    </style:style>
    <style:style style:name="ce7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</style:style>
    <style:style style:name="ce8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0">
      <style:table-cell-properties fo:background-color="#66ffff"/>
    </style:style>
    <style:style style:name="ce82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gr1" style:family="graphic" style:parent-style-name="Default">
      <style:graphic-properties draw:ole-draw-aspect="1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 loext:decorative="false"/>
      <style:paragraph-properties style:font-independent-line-spacing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style:font-independent-line-spacing="fals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1" fo:font-size="11pt" fo:font-weight="normal" style:text-underline-style="none" style:text-underline-color="font-color" style:text-line-through-type="none" fo:font-style="italic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Modelo_1-Nivel_Paralelismo" table:style-name="ta1">
        <table:shapes>
          <draw:frame draw:z-index="0" draw:name="Gráfico 1" draw:style-name="gr1" svg:width="15.797cm" svg:height="12.063cm" svg:x="20.378cm" svg:y="3.57cm">
            <draw:object draw:notify-on-update-of-ranges="'Modelo_1-Nivel_Paralelismo'.D10:'Modelo_1-Nivel_Paralelismo'.D20 'Modelo_1-Nivel_Paralelismo'.E9:'Modelo_1-Nivel_Paralelismo'.E9 'Modelo_1-Nivel_Paralelismo'.E10:'Modelo_1-Nivel_Paralelismo'.E20 'Modelo_1-Nivel_Paralelismo'.D10:'Modelo_1-Nivel_Paralelismo'.D20 'Modelo_1-Nivel_Paralelismo'.F9:'Modelo_1-Nivel_Paralelismo'.F9 'Modelo_1-Nivel_Paralelismo'.F10:'Modelo_1-Nivel_Paralelismo'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uadroTexto 2" draw:style-name="gr2" draw:text-style-name="P1" svg:width="4.011cm" svg:height="1.033cm" svg:x="2.175cm" svg:y="1.036cm">
            <draw:text-box>
              <text:p/>
            </draw:text-box>
          </draw:frame>
        </table:shapes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7" table:default-cell-style-name="ce4"/>
        <table:table-column table:style-name="co3" table:number-columns-repeated="16369" table:default-cell-style-name="ce4"/>
        <table:table-row table:style-name="ro1">
          <table:table-cell table:style-name="ce2" office:value-type="string" calcext:value-type="string">
            <text:p>Modelo de tiempo para Función con 1 Nivel de Paralelismo en Memoria Compartida</text:p>
          </table:table-cell>
          <table:table-cell table:style-name="ce3" table:number-columns-repeated="2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8"/>
          <table:table-cell table:style-name="ce18" table:number-columns-repeated="5"/>
          <table:table-cell table:number-columns-repeated="16371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4"/>
          <table:table-cell table:style-name="ce15" office:value-type="string" calcext:value-type="string">
            <text:p>Herramientas → Solucionador…</text:p>
          </table:table-cell>
          <table:table-cell table:style-name="ce15" table:number-columns-repeated="4"/>
          <table:table-cell table:style-name="ce18"/>
          <table:table-cell table:number-columns-repeated="1637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/>
          <table:table-cell table:style-name="ce11"/>
          <table:table-cell table:number-columns-repeated="4"/>
          <table:table-cell table:style-name="ce15" table:number-columns-repeated="5"/>
          <table:table-cell table:style-name="ce18"/>
          <table:table-cell table:number-columns-repeated="16371"/>
        </table:table-row>
        <table:table-row table:style-name="ro1">
          <table:table-cell table:style-name="ce12"/>
          <table:table-cell table:style-name="ce13"/>
          <table:table-cell table:style-name="ce14"/>
          <table:table-cell table:number-columns-repeated="4"/>
          <table:table-cell table:style-name="ce15" office:value-type="string" calcext:value-type="string">
            <text:p>(Opciones → Algoritmo del Solucionador → DEPS Evolutionary Algorithm)</text:p>
          </table:table-cell>
          <table:table-cell table:style-name="ce15" table:number-columns-repeated="4"/>
          <table:table-cell table:style-name="ce18"/>
          <table:table-cell table:number-columns-repeated="16371"/>
        </table:table-row>
        <table:table-row table:style-name="ro1">
          <table:table-cell/>
          <table:table-cell table:style-name="ce16" office:value-type="string" calcext:value-type="string">
            <text:p>NE =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4"/>
          <table:table-cell table:style-name="ce18" table:number-columns-repeated="6"/>
          <table:table-cell table:number-columns-repeated="16371"/>
        </table:table-row>
        <table:table-row table:style-name="ro1">
          <table:table-cell table:number-columns-repeated="7"/>
          <table:table-cell table:style-name="ce18" table:number-columns-repeated="6"/>
          <table:table-cell table:number-columns-repeated="16371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" office:value-type="string" calcext:value-type="string">
            <text:p>Hilos</text:p>
          </table:table-cell>
          <table:table-cell table:style-name="ce36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k<text:span text:style-name="T1">s1</text:span> =</text:p>
          </table:table-cell>
          <table:table-cell table:style-name="ce21" office:value-type="float" office:value="0.668042448774879" calcext:value-type="float">
            <text:p>0,668042448774879</text:p>
          </table:table-cell>
          <table:table-cell/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k<text:span text:style-name="T1">h</text:span> =</text:p>
          </table:table-cell>
          <table:table-cell table:style-name="ce21" office:value-type="float" office:value="0.0397306714201495" calcext:value-type="float">
            <text:p>0,0397306714201495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6" table:formula="of:=+[.G28]" office:value-type="float" office:value="3.982" calcext:value-type="float">
            <text:p>3,98</text:p>
          </table:table-cell>
          <table:table-cell table:style-name="ce26" table:formula="of:=+[.$C$6]*[.$B$9]/[.D10]+[.$B$10]*[.D10]" office:value-type="float" office:value="4.04798536406942" calcext:value-type="float">
            <text:p>4,05</text:p>
          </table:table-cell>
          <table:table-cell table:style-name="ce27" table:formula="of:=+([.E10]-[.F10])^2" office:value-type="float" office:value="0.00435406827137424" calcext:value-type="float">
            <text:p>0,00435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6" table:formula="of:=+[.G29]" office:value-type="float" office:value="2.112" calcext:value-type="float">
            <text:p>2,11</text:p>
          </table:table-cell>
          <table:table-cell table:style-name="ce26" table:formula="of:=+[.$C$6]*[.$B$9]/[.D11]+[.$B$10]*[.D11]" office:value-type="float" office:value="2.08358868916494" calcext:value-type="float">
            <text:p>2,08</text:p>
          </table:table-cell>
          <table:table-cell table:style-name="ce27" table:formula="of:=+([.E11]-[.F11])^2" office:value-type="float" office:value="0.000807202583366605" calcext:value-type="float">
            <text:p>0,000807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25" office:value-type="float" office:value="4" calcext:value-type="float">
            <text:p>4</text:p>
          </table:table-cell>
          <table:table-cell table:style-name="ce26" table:formula="of:=+[.G30]" office:value-type="float" office:value="1.442" calcext:value-type="float">
            <text:p>1,44</text:p>
          </table:table-cell>
          <table:table-cell table:style-name="ce26" table:formula="of:=+[.$C$6]*[.$B$9]/[.D12]+[.$B$10]*[.D12]" office:value-type="float" office:value="1.16098635884292" calcext:value-type="float">
            <text:p>1,16</text:p>
          </table:table-cell>
          <table:table-cell table:style-name="ce27" table:formula="of:=+([.E12]-[.F12])^2" office:value-type="float" office:value="0.0789686665163623" calcext:value-type="float">
            <text:p>0,078969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6" calcext:value-type="float">
            <text:p>6</text:p>
          </table:table-cell>
          <table:table-cell table:style-name="ce26" table:formula="of:=+[.G31]" office:value-type="float" office:value="0.762" calcext:value-type="float">
            <text:p>0,76</text:p>
          </table:table-cell>
          <table:table-cell table:style-name="ce26" table:formula="of:=+[.$C$6]*[.$B$9]/[.D13]+[.$B$10]*[.D13]" office:value-type="float" office:value="0.906426477295776" calcext:value-type="float">
            <text:p>0,91</text:p>
          </table:table-cell>
          <table:table-cell table:style-name="ce27" table:formula="of:=+([.E13]-[.F13])^2" office:value-type="float" office:value="0.0208590073440673" calcext:value-type="float">
            <text:p>0,020859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8" calcext:value-type="float">
            <text:p>8</text:p>
          </table:table-cell>
          <table:table-cell table:style-name="ce26" table:formula="of:=+[.G32]" office:value-type="float" office:value="0.876" calcext:value-type="float">
            <text:p>0,88</text:p>
          </table:table-cell>
          <table:table-cell table:style-name="ce26" table:formula="of:=+[.$C$6]*[.$B$9]/[.D14]+[.$B$10]*[.D14]" office:value-type="float" office:value="0.818877207942355" calcext:value-type="float">
            <text:p>0,82</text:p>
          </table:table-cell>
          <table:table-cell table:style-name="ce27" table:formula="of:=+([.E14]-[.F14])^2" office:value-type="float" office:value="0.00326301337246095" calcext:value-type="float">
            <text:p>0,00326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style-name="ce26" table:formula="of:=+[.G33]" office:value-type="float" office:value="0.802" calcext:value-type="float">
            <text:p>0,80</text:p>
          </table:table-cell>
          <table:table-cell table:style-name="ce26" table:formula="of:=+[.$C$6]*[.$B$9]/[.D15]+[.$B$10]*[.D15]" office:value-type="float" office:value="0.798132183466422" calcext:value-type="float">
            <text:p>0,80</text:p>
          </table:table-cell>
          <table:table-cell table:style-name="ce27" table:formula="of:=+([.E15]-[.F15])^2" office:value-type="float" office:value="0.0000149600047374179" calcext:value-type="float">
            <text:p>0,00001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2" calcext:value-type="float">
            <text:p>12</text:p>
          </table:table-cell>
          <table:table-cell table:style-name="ce26" table:formula="of:=+[.G34]" office:value-type="float" office:value="0.824" calcext:value-type="float">
            <text:p>0,82</text:p>
          </table:table-cell>
          <table:table-cell table:style-name="ce26" table:formula="of:=+[.$C$6]*[.$B$9]/[.D16]+[.$B$10]*[.D16]" office:value-type="float" office:value="0.810789281429233" calcext:value-type="float">
            <text:p>0,81</text:p>
          </table:table-cell>
          <table:table-cell table:style-name="ce27" table:formula="of:=+([.E16]-[.F16])^2" office:value-type="float" office:value="0.00017452308515601" calcext:value-type="float">
            <text:p>0,00017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4" calcext:value-type="float">
            <text:p>14</text:p>
          </table:table-cell>
          <table:table-cell table:style-name="ce26" table:formula="of:=+[.G35]" office:value-type="float" office:value="0.872" calcext:value-type="float">
            <text:p>0,87</text:p>
          </table:table-cell>
          <table:table-cell table:style-name="ce26" table:formula="of:=+[.$C$6]*[.$B$9]/[.D17]+[.$B$10]*[.D17]" office:value-type="float" office:value="0.842533306499898" calcext:value-type="float">
            <text:p>0,84</text:p>
          </table:table-cell>
          <table:table-cell table:style-name="ce27" table:formula="of:=+([.E17]-[.F17])^2" office:value-type="float" office:value="0.000868286025828954" calcext:value-type="float">
            <text:p>0,000868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style-name="ce26" table:formula="of:=+[.G36]" office:value-type="float" office:value="0.804" calcext:value-type="float">
            <text:p>0,80</text:p>
          </table:table-cell>
          <table:table-cell table:style-name="ce26" table:formula="of:=+[.$C$6]*[.$B$9]/[.D18]+[.$B$10]*[.D18]" office:value-type="float" office:value="0.886206661012971" calcext:value-type="float">
            <text:p>0,89</text:p>
          </table:table-cell>
          <table:table-cell table:style-name="ce27" table:formula="of:=+([.E18]-[.F18])^2" office:value-type="float" office:value="0.00675793511490153" calcext:value-type="float">
            <text:p>0,006758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25"/>
          <table:table-cell table:style-name="ce26" table:number-columns-repeated="2"/>
          <table:table-cell table:style-name="ce27"/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9" office:value-type="string" calcext:value-type="string">
            <text:p>Suma</text:p>
          </table:table-cell>
          <table:table-cell table:style-name="ce30" table:formula="of:=SUM([.G10:.G20])" office:value-type="float" office:value="0.116067662318255" calcext:value-type="float">
            <text:p>0,116068</text:p>
          </table:table-cell>
          <table:table-cell table:style-name="ce31" office:value-type="string" calcext:value-type="string">
            <text:p>Celda Objetivo → Mínimo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2" office:value-type="string" calcext:value-type="string">
            <text:p>h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media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6" office:value-type="float" office:value="4" calcext:value-type="float">
            <text:p>4,00</text:p>
          </table:table-cell>
          <table:table-cell table:style-name="ce26" office:value-type="float" office:value="4.01" calcext:value-type="float">
            <text:p>4,01</text:p>
          </table:table-cell>
          <table:table-cell table:style-name="ce26" office:value-type="float" office:value="4.04" calcext:value-type="float">
            <text:p>4,04</text:p>
          </table:table-cell>
          <table:table-cell table:style-name="ce26" office:value-type="float" office:value="4.03" calcext:value-type="float">
            <text:p>4,03</text:p>
          </table:table-cell>
          <table:table-cell table:style-name="ce25" office:value-type="float" office:value="3.83" calcext:value-type="float">
            <text:p>3,83</text:p>
          </table:table-cell>
          <table:table-cell table:style-name="ce34" table:formula="of:=+AVERAGE([.B28:.F28])" office:value-type="float" office:value="3.982" calcext:value-type="float">
            <text:p>3,98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6" office:value-type="float" office:value="2.17" calcext:value-type="float">
            <text:p>2,17</text:p>
          </table:table-cell>
          <table:table-cell table:style-name="ce26" office:value-type="float" office:value="1.91" calcext:value-type="float">
            <text:p>1,91</text:p>
          </table:table-cell>
          <table:table-cell table:style-name="ce26" office:value-type="float" office:value="2" calcext:value-type="float">
            <text:p>2,00</text:p>
          </table:table-cell>
          <table:table-cell table:style-name="ce26" office:value-type="float" office:value="2.11" calcext:value-type="float">
            <text:p>2,11</text:p>
          </table:table-cell>
          <table:table-cell table:style-name="ce25" office:value-type="float" office:value="2.37" calcext:value-type="float">
            <text:p>2,37</text:p>
          </table:table-cell>
          <table:table-cell table:style-name="ce34" table:formula="of:=+AVERAGE([.B29:.F29])" office:value-type="float" office:value="2.112" calcext:value-type="float">
            <text:p>2,11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6" office:value-type="float" office:value="1.52" calcext:value-type="float">
            <text:p>1,52</text:p>
          </table:table-cell>
          <table:table-cell table:style-name="ce26" office:value-type="float" office:value="1.62" calcext:value-type="float">
            <text:p>1,62</text:p>
          </table:table-cell>
          <table:table-cell table:style-name="ce26" office:value-type="float" office:value="1.34" calcext:value-type="float">
            <text:p>1,34</text:p>
          </table:table-cell>
          <table:table-cell table:style-name="ce26" office:value-type="float" office:value="1.28" calcext:value-type="float">
            <text:p>1,28</text:p>
          </table:table-cell>
          <table:table-cell table:style-name="ce25" office:value-type="float" office:value="1.45" calcext:value-type="float">
            <text:p>1,45</text:p>
          </table:table-cell>
          <table:table-cell table:style-name="ce34" table:formula="of:=+AVERAGE([.B30:.F30])" office:value-type="float" office:value="1.442" calcext:value-type="float">
            <text:p>1,44</text:p>
          </table:table-cell>
          <table:table-cell table:style-name="ce25"/>
          <table:table-cell table:style-name="ce18"/>
          <table:table-cell table:number-columns-repeated="1637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6" office:value-type="float" office:value="0.75" calcext:value-type="float">
            <text:p>0,75</text:p>
          </table:table-cell>
          <table:table-cell table:style-name="ce26" office:value-type="float" office:value="0.72" calcext:value-type="float">
            <text:p>0,72</text:p>
          </table:table-cell>
          <table:table-cell table:style-name="ce26" office:value-type="float" office:value="0.76" calcext:value-type="float">
            <text:p>0,76</text:p>
          </table:table-cell>
          <table:table-cell table:style-name="ce26" office:value-type="float" office:value="0.78" calcext:value-type="float">
            <text:p>0,78</text:p>
          </table:table-cell>
          <table:table-cell table:style-name="ce25" office:value-type="float" office:value="0.8" calcext:value-type="float">
            <text:p>0,8</text:p>
          </table:table-cell>
          <table:table-cell table:style-name="ce34" table:formula="of:=+AVERAGE([.B31:.F31])" office:value-type="float" office:value="0.762" calcext:value-type="float">
            <text:p>0,76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6" office:value-type="float" office:value="1.06" calcext:value-type="float">
            <text:p>1,06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82" calcext:value-type="float">
            <text:p>0,82</text:p>
          </table:table-cell>
          <table:table-cell table:style-name="ce26" office:value-type="float" office:value="0.75" calcext:value-type="float">
            <text:p>0,75</text:p>
          </table:table-cell>
          <table:table-cell table:style-name="ce25" office:value-type="float" office:value="0.9" calcext:value-type="float">
            <text:p>0,9</text:p>
          </table:table-cell>
          <table:table-cell table:style-name="ce34" table:formula="of:=+AVERAGE([.B32:.F32])" office:value-type="float" office:value="0.876" calcext:value-type="float">
            <text:p>0,88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0.79" calcext:value-type="float">
            <text:p>0,79</text:p>
          </table:table-cell>
          <table:table-cell table:style-name="ce26" office:value-type="float" office:value="0.87" calcext:value-type="float">
            <text:p>0,87</text:p>
          </table:table-cell>
          <table:table-cell table:style-name="ce26" office:value-type="float" office:value="0.79" calcext:value-type="float">
            <text:p>0,79</text:p>
          </table:table-cell>
          <table:table-cell table:style-name="ce26" office:value-type="float" office:value="0.76" calcext:value-type="float">
            <text:p>0,76</text:p>
          </table:table-cell>
          <table:table-cell table:style-name="ce25" office:value-type="float" office:value="0.8" calcext:value-type="float">
            <text:p>0,8</text:p>
          </table:table-cell>
          <table:table-cell table:style-name="ce34" table:formula="of:=+AVERAGE([.B33:.F33])" office:value-type="float" office:value="0.802" calcext:value-type="float">
            <text:p>0,80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0.91" calcext:value-type="float">
            <text:p>0,91</text:p>
          </table:table-cell>
          <table:table-cell table:style-name="ce26" office:value-type="float" office:value="0.84" calcext:value-type="float">
            <text:p>0,84</text:p>
          </table:table-cell>
          <table:table-cell table:style-name="ce26" office:value-type="float" office:value="0.83" calcext:value-type="float">
            <text:p>0,83</text:p>
          </table:table-cell>
          <table:table-cell table:style-name="ce26" office:value-type="float" office:value="0.69" calcext:value-type="float">
            <text:p>0,69</text:p>
          </table:table-cell>
          <table:table-cell table:style-name="ce25" office:value-type="float" office:value="0.85" calcext:value-type="float">
            <text:p>0,85</text:p>
          </table:table-cell>
          <table:table-cell table:style-name="ce34" table:formula="of:=+AVERAGE([.B34:.F34])" office:value-type="float" office:value="0.824" calcext:value-type="float">
            <text:p>0,82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0.78" calcext:value-type="float">
            <text:p>0,78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97" calcext:value-type="float">
            <text:p>0,97</text:p>
          </table:table-cell>
          <table:table-cell table:style-name="ce26" office:value-type="float" office:value="0.79" calcext:value-type="float">
            <text:p>0,79</text:p>
          </table:table-cell>
          <table:table-cell table:style-name="ce25" office:value-type="float" office:value="0.97" calcext:value-type="float">
            <text:p>0,97</text:p>
          </table:table-cell>
          <table:table-cell table:style-name="ce34" table:formula="of:=+AVERAGE([.B35:.F35])" office:value-type="float" office:value="0.872" calcext:value-type="float">
            <text:p>0,87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0.76" calcext:value-type="float">
            <text:p>0,76</text:p>
          </table:table-cell>
          <table:table-cell table:style-name="ce26" office:value-type="float" office:value="0.78" calcext:value-type="float">
            <text:p>0,78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76" calcext:value-type="float">
            <text:p>0,76</text:p>
          </table:table-cell>
          <table:table-cell table:style-name="ce25" office:value-type="float" office:value="0.87" calcext:value-type="float">
            <text:p>0,87</text:p>
          </table:table-cell>
          <table:table-cell table:style-name="ce34" table:formula="of:=+AVERAGE([.B36:.F36])" office:value-type="float" office:value="0.804" calcext:value-type="float">
            <text:p>0,80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serie de tiempos experimentales (azul) debe tener aproximadamente</text:p>
          </table:table-cell>
          <table:table-cell table:style-name="ce35" table:number-columns-repeated="6"/>
          <table:table-cell table:number-columns-repeated="16369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forma que aparece en la gráfica.</text:p>
          </table:table-cell>
          <table:table-cell table:style-name="ce35" table:number-columns-repeated="6"/>
          <table:table-cell table:number-columns-repeated="16369"/>
        </table:table-row>
        <table:table-row table:style-name="ro1">
          <table:table-cell table:number-columns-repeated="5"/>
          <table:table-cell table:style-name="ce25" table:number-columns-repeated="3"/>
          <table:table-cell table:style-name="ce35" office:value-type="string" calcext:value-type="string">
            <text:p>Para lo cual es imprescindible que la Cuestión 1 de la práctica esté correctamente implementada.</text:p>
          </table:table-cell>
          <table:table-cell table:style-name="ce35" table:number-columns-repeated="6"/>
          <table:table-cell table:number-columns-repeated="16369"/>
        </table:table-row>
        <table:table-row table:style-name="ro1" table:number-rows-repeated="21">
          <table:table-cell table:number-columns-repeated="5"/>
          <table:table-cell table:style-name="ce25" table:number-columns-repeated="3"/>
          <table:table-cell table:number-columns-repeated="16376"/>
        </table:table-row>
        <table:table-row table:style-name="ro1" table:number-rows-repeated="37">
          <table:table-cell table:number-columns-repeated="4"/>
          <table:table-cell table:style-name="ce25" table:number-columns-repeated="4"/>
          <table:table-cell table:number-columns-repeated="16376"/>
        </table:table-row>
        <table:table-row table:style-name="ro3" table:number-rows-repeated="1048478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solver_adj" table:base-cell-address="$'Modelo_1-Nivel_Paralelismo'.$A$1" table:cell-range-address=".$B$9:.$B$10"/>
          <table:named-expression table:name="solver_lo_eng" table:base-cell-address="$'Modelo_1-Nivel_Paralelismo'.$A$1" table:expression="&quot;com.sun.star.comp.Calc.NLPSolver.DEPSSolverImpl&quot;"/>
          <table:named-expression table:name="solver_num" table:base-cell-address="$'Modelo_1-Nivel_Paralelismo'.$A$1" table:expression="0"/>
          <table:named-range table:name="solver_opt" table:base-cell-address="$'Modelo_1-Nivel_Paralelismo'.$A$1" table:cell-range-address=".$G$24"/>
          <table:named-expression table:name="solver_typ" table:base-cell-address="$'Modelo_1-Nivel_Paralelismo'.$A$1" table:expression="2"/>
        </table:named-expressions>
      </table:table>
      <table:table table:name="Modelo_2-Niveles_Paralelismo" table:style-name="ta1">
        <table:shapes>
          <draw:frame draw:z-index="0" draw:name="CuadroTexto 1" draw:style-name="gr2" draw:text-style-name="P1" svg:width="6.421cm" svg:height="1.121cm" svg:x="2.175cm" svg:y="0.93cm">
            <draw:text-box>
              <text:p/>
            </draw:text-box>
          </draw:frame>
          <draw:frame draw:z-index="1" draw:style-name="gr3" draw:text-style-name="P2" svg:width="15.826cm" svg:height="9.906cm" svg:x="21.34cm" svg:y="4.39cm">
            <draw:object draw:notify-on-update-of-ranges="'Modelo_2-Niveles_Paralelismo'.E11:'Modelo_2-Niveles_Paralelismo'.E15 'Modelo_2-Niveles_Paralelismo'.F11:'Modelo_2-Niveles_Paralelismo'.F15 'Modelo_2-Niveles_Paralelismo'.E11:'Modelo_2-Niveles_Paralelismo'.E15 'Modelo_2-Niveles_Paralelismo'.G11:'Modelo_2-Niveles_Paralelismo'.G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4"/>
        <table:table-column table:style-name="co1" table:default-cell-style-name="ce69"/>
        <table:table-column table:style-name="co7" table:default-cell-style-name="ce69"/>
        <table:table-column table:style-name="co3" table:default-cell-style-name="ce69"/>
        <table:table-column table:style-name="co8" table:default-cell-style-name="ce4"/>
        <table:table-column table:style-name="co5" table:default-cell-style-name="ce4"/>
        <table:table-column table:style-name="co1" table:number-columns-repeated="5" table:default-cell-style-name="ce4"/>
        <table:table-column table:style-name="co3" table:number-columns-repeated="16371" table:default-cell-style-name="ce4"/>
        <table:table-row table:style-name="ro1">
          <table:table-cell table:style-name="ce2" office:value-type="string" calcext:value-type="string">
            <text:p>Modelo de tiempo para Función con 2 Niveles de Paralelismo en Memoria Compartida</text:p>
          </table:table-cell>
          <table:table-cell table:style-name="ce3" table:number-columns-repeated="2"/>
          <table:table-cell table:style-name="ce68" table:number-columns-repeated="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6" table:number-columns-repeated="2"/>
          <table:table-cell table:style-name="ce70"/>
          <table:table-cell table:number-columns-repeated="5"/>
          <table:table-cell table:style-name="ce35" office:value-type="string" calcext:value-type="string">
            <text:p>Para visualizar los datos: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 table:number-columns-repeated="2"/>
          <table:table-cell table:style-name="ce71"/>
          <table:table-cell table:number-columns-repeated="5"/>
          <table:table-cell table:style-name="ce35" office:value-type="string" calcext:value-type="string">
            <text:p>Crear, por ejemplo, gráficos bidimensionales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12"/>
          <table:table-cell table:style-name="ce13" table:number-columns-repeated="2"/>
          <table:table-cell table:style-name="ce72"/>
          <table:table-cell table:number-columns-repeated="5"/>
          <table:table-cell table:style-name="ce35" office:value-type="string" calcext:value-type="string">
            <text:p>fijando el número de hilos de un nivel y variando el otro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16" office:value-type="string" calcext:value-type="string">
            <text:p>NE =</text:p>
          </table:table-cell>
          <table:table-cell table:style-name="ce73" office:value-type="float" office:value="6" calcext:value-type="float">
            <text:p>6</text:p>
          </table:table-cell>
          <table:table-cell table:number-columns-repeated="5"/>
          <table:table-cell table:style-name="ce35" table:number-columns-repeated="4"/>
          <table:table-cell table:number-columns-repeated="16371"/>
        </table:table-row>
        <table:table-row table:style-name="ro1">
          <table:table-cell table:number-columns-repeated="2"/>
          <table:table-cell table:style-name="ce38" office:value-type="string" calcext:value-type="string">
            <text:p>N =</text:p>
          </table:table-cell>
          <table:table-cell table:style-name="ce74" office:value-type="float" office:value="20000" calcext:value-type="float">
            <text:p>20000</text:p>
          </table:table-cell>
          <table:table-cell table:number-columns-repeated="5"/>
          <table:table-cell table:style-name="ce35" office:value-type="string" calcext:value-type="string">
            <text:p>O gráficos tridimensionales…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Hilos</text:p>
          </table:table-cell>
          <table:covered-table-cell/>
          <table:table-cell table:style-name="ce75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s2</text:span> =</text:p>
          </table:table-cell>
          <table:table-cell table:style-name="ce21" office:value-type="float" office:value="0.0000555588192951925" calcext:value-type="float">
            <text:p>5,55588192951925E-05</text:p>
          </table:table-cell>
          <table:table-cell/>
          <table:table-cell table:style-name="ce76" office:value-type="string" calcext:value-type="string">
            <text:p>h1</text:p>
          </table:table-cell>
          <table:table-cell table:style-name="ce76" office:value-type="string" calcext:value-type="string">
            <text:p>h2</text:p>
          </table:table-cell>
          <table:table-cell table:style-name="ce76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h,1</text:span> =</text:p>
          </table:table-cell>
          <table:table-cell table:style-name="ce21" office:value-type="float" office:value="0.158922677013484" calcext:value-type="float">
            <text:p>0,158922677013484</text:p>
          </table:table-cell>
          <table:table-cell/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5.284" calcext:value-type="float">
            <text:p>5,284</text:p>
          </table:table-cell>
          <table:table-cell table:style-name="ce26" table:formula="of:=(([.B$10]*[.D$6]*[.D$7])/([.D11]*[.E11]))+[.B$11]*[.D11]+[.B$12]*[.E11]" office:value-type="float" office:value="6.98490367755644" calcext:value-type="float">
            <text:p>6,98</text:p>
          </table:table-cell>
          <table:table-cell table:style-name="ce25" table:formula="of:=+([.F11]-[.G11])^2" office:value-type="float" office:value="2.89307332032504" calcext:value-type="float">
            <text:p>2,89307332032504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h,2</text:span> =</text:p>
          </table:table-cell>
          <table:table-cell table:style-name="ce21" office:value-type="float" office:value="0.158922685119861" calcext:value-type="float">
            <text:p>0,158922685119861</text:p>
          </table:table-cell>
          <table:table-cell/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5.087" calcext:value-type="float">
            <text:p>5,087</text:p>
          </table:table-cell>
          <table:table-cell table:style-name="ce26" table:formula="of:=(([.B$10]*[.D$6]*[.D$7])/([.D12]*[.E12]))+[.B$11]*[.D12]+[.B$12]*[.E12]" office:value-type="float" office:value="3.81029720496476" calcext:value-type="float">
            <text:p>3,81</text:p>
          </table:table-cell>
          <table:table-cell table:style-name="ce25" table:formula="of:=+([.F12]-[.G12])^2" office:value-type="float" office:value="1.6299700268508" calcext:value-type="float">
            <text:p>1,6299700268508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.38" calcext:value-type="float">
            <text:p>5,38</text:p>
          </table:table-cell>
          <table:table-cell table:style-name="ce26" table:formula="of:=(([.B$10]*[.D$6]*[.D$7])/([.D13]*[.E13]))+[.B$11]*[.D13]+[.B$12]*[.E13]" office:value-type="float" office:value="2.4613779963487" calcext:value-type="float">
            <text:p>2,46</text:p>
          </table:table-cell>
          <table:table-cell table:style-name="ce25" table:formula="of:=+([.F13]-[.G13])^2" office:value-type="float" office:value="8.51835440019751" calcext:value-type="float">
            <text:p>8,51835440019751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77" office:value-type="float" office:value="1" calcext:value-type="float">
            <text:p>1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5.452" calcext:value-type="float">
            <text:p>5,452</text:p>
          </table:table-cell>
          <table:table-cell table:style-name="ce26" table:formula="of:=(([.B$10]*[.D$6]*[.D$7])/([.D14]*[.E14]))+[.B$11]*[.D14]+[.B$12]*[.E14]" office:value-type="float" office:value="2.26368644740026" calcext:value-type="float">
            <text:p>2,26</text:p>
          </table:table-cell>
          <table:table-cell table:style-name="ce25" table:formula="of:=+([.F14]-[.G14])^2" office:value-type="float" office:value="10.1653433096912" calcext:value-type="float">
            <text:p>10,1653433096912</text:p>
          </table:table-cell>
          <table:table-cell table:number-columns-repeated="16376"/>
        </table:table-row>
        <table:table-row table:style-name="ro1">
          <table:table-cell table:style-name="ce28" table:number-columns-repeated="2"/>
          <table:table-cell/>
          <table:table-cell table:style-name="ce77" office:value-type="float" office:value="1" calcext:value-type="float">
            <text:p>1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5.238" calcext:value-type="float">
            <text:p>5,238</text:p>
          </table:table-cell>
          <table:table-cell table:style-name="ce26" table:formula="of:=(([.B$10]*[.D$6]*[.D$7])/([.D15]*[.E15]))+[.B$11]*[.D15]+[.B$12]*[.E15]" office:value-type="float" office:value="3.1183767836452" calcext:value-type="float">
            <text:p>3,12</text:p>
          </table:table-cell>
          <table:table-cell table:style-name="ce25" table:formula="of:=+([.F15]-[.G15])^2" office:value-type="float" office:value="4.49280257931025" calcext:value-type="float">
            <text:p>4,49280257931025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.779" calcext:value-type="float">
            <text:p>2,779</text:p>
          </table:table-cell>
          <table:table-cell table:style-name="ce26" table:formula="of:=(([.B$10]*[.D$6]*[.D$7])/([.D16]*[.E16]))+[.B$11]*[.D16]+[.B$12]*[.E16]" office:value-type="float" office:value="3.81029719685838" calcext:value-type="float">
            <text:p>3,81</text:p>
          </table:table-cell>
          <table:table-cell table:style-name="ce25" table:formula="of:=+([.F16]-[.G16])^2" office:value-type="float" office:value="1.06357390824795" calcext:value-type="float">
            <text:p>1,06357390824795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2" table:style-name="ce77" office:value-type="float" office:value="2" calcext:value-type="float">
            <text:p>2</text:p>
          </table:table-cell>
          <table:table-cell table:style-name="ce77" office:value-type="float" office:value="2.867" calcext:value-type="float">
            <text:p>2,867</text:p>
          </table:table-cell>
          <table:table-cell table:style-name="ce26" table:formula="of:=(([.B$10]*[.D$6]*[.D$7])/([.D17]*[.E17]))+[.B$11]*[.D17]+[.B$12]*[.E17]" office:value-type="float" office:value="2.30245530312246" calcext:value-type="float">
            <text:p>2,30</text:p>
          </table:table-cell>
          <table:table-cell table:style-name="ce25" table:formula="of:=+([.F17]-[.G17])^2" office:value-type="float" office:value="0.318710714772548" calcext:value-type="float">
            <text:p>0,318710714772548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.8" calcext:value-type="float">
            <text:p>2,8</text:p>
          </table:table-cell>
          <table:table-cell table:style-name="ce26" table:formula="of:=(([.B$10]*[.D$6]*[.D$7])/([.D18]*[.E18]))+[.B$11]*[.D18]+[.B$12]*[.E18]" office:value-type="float" office:value="1.7869183839343" calcext:value-type="float">
            <text:p>1,79</text:p>
          </table:table-cell>
          <table:table-cell table:style-name="ce25" table:formula="of:=+([.F18]-[.G18])^2" office:value-type="float" office:value="1.02633436081029" calcext:value-type="float">
            <text:p>1,02633436081029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.725" calcext:value-type="float">
            <text:p>2,725</text:p>
          </table:table-cell>
          <table:table-cell table:style-name="ce26" table:formula="of:=(([.B$10]*[.D$6]*[.D$7])/([.D19]*[.E19]))+[.B$11]*[.D19]+[.B$12]*[.E19]" office:value-type="float" office:value="2.0059179796998" calcext:value-type="float">
            <text:p>2,01</text:p>
          </table:table-cell>
          <table:table-cell table:style-name="ce25" table:formula="of:=+([.F19]-[.G19])^2" office:value-type="float" office:value="0.517078951919018" calcext:value-type="float">
            <text:p>0,517078951919018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3.219" calcext:value-type="float">
            <text:p>3,219</text:p>
          </table:table-cell>
          <table:table-cell table:style-name="ce26" table:formula="of:=(([.B$10]*[.D$6]*[.D$7])/([.D20]*[.E20]))+[.B$11]*[.D20]+[.B$12]*[.E20]" office:value-type="float" office:value="3.06895388830172" calcext:value-type="float">
            <text:p>3,07</text:p>
          </table:table-cell>
          <table:table-cell table:style-name="ce25" table:formula="of:=+([.F20]-[.G20])^2" office:value-type="float" office:value="0.0225138356357741" calcext:value-type="float">
            <text:p>0,0225138356357741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1.952" calcext:value-type="float">
            <text:p>1,952</text:p>
          </table:table-cell>
          <table:table-cell table:style-name="ce26" table:formula="of:=(([.B$10]*[.D$6]*[.D$7])/([.D21]*[.E21]))+[.B$11]*[.D21]+[.B$12]*[.E21]" office:value-type="float" office:value="2.46137797202957" calcext:value-type="float">
            <text:p>2,46</text:p>
          </table:table-cell>
          <table:table-cell table:style-name="ce25" table:formula="of:=+([.F21]-[.G21])^2" office:value-type="float" office:value="0.259465918388959" calcext:value-type="float">
            <text:p>0,259465918388959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2.087" calcext:value-type="float">
            <text:p>2,087</text:p>
          </table:table-cell>
          <table:table-cell table:style-name="ce26" table:formula="of:=(([.B$10]*[.D$6]*[.D$7])/([.D22]*[.E22]))+[.B$11]*[.D22]+[.B$12]*[.E22]" office:value-type="float" office:value="1.78691836772154" calcext:value-type="float">
            <text:p>1,79</text:p>
          </table:table-cell>
          <table:table-cell table:style-name="ce25" table:formula="of:=+([.F22]-[.G22])^2" office:value-type="float" office:value="0.0900489860309021" calcext:value-type="float">
            <text:p>0,0900489860309021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office:value-type="float" office:value="1.771" calcext:value-type="float">
            <text:p>1,771</text:p>
          </table:table-cell>
          <table:table-cell table:style-name="ce26" table:formula="of:=(([.B$10]*[.D$6]*[.D$7])/([.D23]*[.E23]))+[.B$11]*[.D23]+[.B$12]*[.E23]" office:value-type="float" office:value="1.68807259324732" calcext:value-type="float">
            <text:p>1,69</text:p>
          </table:table-cell>
          <table:table-cell table:style-name="ce25" table:formula="of:=+([.F23]-[.G23])^2" office:value-type="float" office:value="0.00687695479072388" calcext:value-type="float">
            <text:p>0,00687695479072388</text:p>
          </table:table-cell>
          <table:table-cell table:number-columns-repeated="16376"/>
        </table:table-row>
        <table:table-row table:style-name="ro4">
          <table:table-cell table:number-columns-repeated="3"/>
          <table:table-cell table:style-name="ce78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table:style-name="ce78" office:value-type="float" office:value="1.984" calcext:value-type="float">
            <text:p>1,984</text:p>
          </table:table-cell>
          <table:table-cell table:style-name="ce26" table:formula="of:=(([.B$10]*[.D$6]*[.D$7])/([.D24]*[.E24]))+[.B$11]*[.D24]+[.B$12]*[.E24]" office:value-type="float" office:value="2.1154177613698" calcext:value-type="float">
            <text:p>2,12</text:p>
          </table:table-cell>
          <table:table-cell table:style-name="ce25" table:formula="of:=+([.F24]-[.G24])^2" office:value-type="float" office:value="0.0172706280034484" calcext:value-type="float">
            <text:p>0,0172706280034484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3"/>
          <table:table-cell table:style-name="ce78" office:value-type="float" office:value="4" calcext:value-type="float">
            <text:p>4</text:p>
          </table:table-cell>
          <table:table-cell table:style-name="ce77" office:value-type="float" office:value="16" calcext:value-type="float">
            <text:p>16</text:p>
          </table:table-cell>
          <table:table-cell table:style-name="ce78" office:value-type="float" office:value="1.674" calcext:value-type="float">
            <text:p>1,674</text:p>
          </table:table-cell>
          <table:table-cell table:style-name="ce26" table:formula="of:=(([.B$10]*[.D$6]*[.D$7])/([.D25]*[.E25]))+[.B$11]*[.D25]+[.B$12]*[.E25]" office:value-type="float" office:value="3.2826264561502" calcext:value-type="float">
            <text:p>3,28</text:p>
          </table:table-cell>
          <table:table-cell table:style-name="ce25" table:formula="of:=+([.F25]-[.G25])^2" office:value-type="float" office:value="2.58767907542634" calcext:value-type="float">
            <text:p>2,58767907542634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3"/>
          <table:table-cell table:style-name="ce78" office:value-type="float" office:value="8" calcext:value-type="float">
            <text:p>8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.074" calcext:value-type="float">
            <text:p>1,074</text:p>
          </table:table-cell>
          <table:table-cell table:style-name="ce26" table:formula="of:=(([.B$10]*[.D$6]*[.D$7])/([.D26]*[.E26]))+[.B$11]*[.D26]+[.B$12]*[.E26]" office:value-type="float" office:value="2.26368639065562" calcext:value-type="float">
            <text:p>2,26</text:p>
          </table:table-cell>
          <table:table-cell table:style-name="ce25" table:formula="of:=+([.F26]-[.G26])^2" office:value-type="float" office:value="1.41535370811119" calcext:value-type="float">
            <text:p>1,41535370811119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3"/>
          <table:table-cell table:style-name="ce78" office:value-type="float" office:value="8" calcext:value-type="float">
            <text:p>8</text:p>
          </table:table-cell>
          <table:table-cell table:style-name="ce77" office:value-type="float" office:value="2" calcext:value-type="float">
            <text:p>2</text:p>
          </table:table-cell>
          <table:table-cell table:style-name="ce78" office:value-type="float" office:value="1.065" calcext:value-type="float">
            <text:p>1,065</text:p>
          </table:table-cell>
          <table:table-cell table:style-name="ce26" table:formula="of:=(([.B$10]*[.D$6]*[.D$7])/([.D27]*[.E27]))+[.B$11]*[.D27]+[.B$12]*[.E27]" office:value-type="float" office:value="2.00591793106154" calcext:value-type="float">
            <text:p>2,01</text:p>
          </table:table-cell>
          <table:table-cell table:style-name="ce25" table:formula="of:=+([.F27]-[.G27])^2" office:value-type="float" office:value="0.885326552993123" calcext:value-type="float">
            <text:p>0,885326552993123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3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0.923" calcext:value-type="float">
            <text:p>0,923</text:p>
          </table:table-cell>
          <table:table-cell table:style-name="ce26" table:formula="of:=(([.B$10]*[.D$6]*[.D$7])/([.D28]*[.E28]))+[.B$11]*[.D28]+[.B$12]*[.E28]" office:value-type="float" office:value="2.11541772894429" calcext:value-type="float">
            <text:p>2,12</text:p>
          </table:table-cell>
          <table:table-cell table:style-name="ce25" table:formula="of:=+([.F28]-[.G28])^2" office:value-type="float" office:value="1.42186004030065" calcext:value-type="float">
            <text:p>1,42186004030065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2" table:style-name="ce77" office:value-type="float" office:value="8" calcext:value-type="float">
            <text:p>8</text:p>
          </table:table-cell>
          <table:table-cell office:value-type="float" office:value="0.945" calcext:value-type="float">
            <text:p>0,945</text:p>
          </table:table-cell>
          <table:table-cell table:style-name="ce26" table:formula="of:=(([.B$10]*[.D$6]*[.D$7])/([.D29]*[.E29]))+[.B$11]*[.D29]+[.B$12]*[.E29]" office:value-type="float" office:value="2.64693568324525" calcext:value-type="float">
            <text:p>2,65</text:p>
          </table:table-cell>
          <table:table-cell table:style-name="ce25" table:formula="of:=+([.F29]-[.G29])^2" office:value-type="float" office:value="2.89658506990346" calcext:value-type="float">
            <text:p>2,89658506990346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16" calcext:value-type="float">
            <text:p>16</text:p>
          </table:table-cell>
          <table:table-cell office:value-type="float" office:value="0.969" calcext:value-type="float">
            <text:p>0,969</text:p>
          </table:table-cell>
          <table:table-cell table:style-name="ce26" table:formula="of:=(([.B$10]*[.D$6]*[.D$7])/([.D30]*[.E30]))+[.B$11]*[.D30]+[.B$12]*[.E30]" office:value-type="float" office:value="3.86623077111489" calcext:value-type="float">
            <text:p>3,87</text:p>
          </table:table-cell>
          <table:table-cell table:style-name="ce25" table:formula="of:=+([.F30]-[.G30])^2" office:value-type="float" office:value="8.39394614109498" calcext:value-type="float">
            <text:p>8,39394614109498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1.155" calcext:value-type="float">
            <text:p>1,155</text:p>
          </table:table-cell>
          <table:table-cell table:style-name="ce26" table:formula="of:=(([.B$10]*[.D$6]*[.D$7])/([.D31]*[.E31]))+[.B$11]*[.D31]+[.B$12]*[.E31]" office:value-type="float" office:value="3.11837666204955" calcext:value-type="float">
            <text:p>3,12</text:p>
          </table:table-cell>
          <table:table-cell table:style-name="ce25" table:formula="of:=+([.F31]-[.G31])^2" office:value-type="float" office:value="3.85484791708082" calcext:value-type="float">
            <text:p>3,85484791708082</text:p>
          </table:table-cell>
          <table:table-cell/>
          <table:table-cell>
            <draw:frame draw:z-index="2" draw:style-name="gr3" draw:text-style-name="P2" svg:width="15.826cm" svg:height="9.906cm" svg:x="0.058cm" svg:y="0.039cm">
              <draw:object draw:notify-on-update-of-ranges="'Modelo_2-Niveles_Paralelismo'.E16:'Modelo_2-Niveles_Paralelismo'.E20 'Modelo_2-Niveles_Paralelismo'.F16:'Modelo_2-Niveles_Paralelismo'.F20 'Modelo_2-Niveles_Paralelismo'.E16:'Modelo_2-Niveles_Paralelismo'.E20 'Modelo_2-Niveles_Paralelismo'.G16:'Modelo_2-Niveles_Paralelismo'.G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8"/>
          <table:table-cell table:number-columns-repeated="16373"/>
        </table:table-row>
        <table:table-row table:style-name="ro1">
          <table:table-cell table:number-columns-repeated="3"/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0.964" calcext:value-type="float">
            <text:p>0,964</text:p>
          </table:table-cell>
          <table:table-cell table:style-name="ce26" table:formula="of:=(([.B$10]*[.D$6]*[.D$7])/([.D32]*[.E32]))+[.B$11]*[.D32]+[.B$12]*[.E32]" office:value-type="float" office:value="3.06895377481244" calcext:value-type="float">
            <text:p>3,07</text:p>
          </table:table-cell>
          <table:table-cell table:style-name="ce25" table:formula="of:=+([.F32]-[.G32])^2" office:value-type="float" office:value="4.43083039409712" calcext:value-type="float">
            <text:p>4,43083039409712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4" calcext:value-type="float">
            <text:p>4</text:p>
          </table:table-cell>
          <table:table-cell office:value-type="float" office:value="1.105" calcext:value-type="float">
            <text:p>1,105</text:p>
          </table:table-cell>
          <table:table-cell table:style-name="ce26" table:formula="of:=(([.B$10]*[.D$6]*[.D$7])/([.D33]*[.E33]))+[.B$11]*[.D33]+[.B$12]*[.E33]" office:value-type="float" office:value="3.28262635887367" calcext:value-type="float">
            <text:p>3,28</text:p>
          </table:table-cell>
          <table:table-cell table:style-name="ce25" table:formula="of:=+([.F33]-[.G33])^2" office:value-type="float" office:value="4.74205655886141" calcext:value-type="float">
            <text:p>4,74205655886141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77" office:value-type="float" office:value="8" calcext:value-type="float">
            <text:p>8</text:p>
          </table:table-cell>
          <table:table-cell office:value-type="float" office:value="0.982" calcext:value-type="float">
            <text:p>0,982</text:p>
          </table:table-cell>
          <table:table-cell table:style-name="ce26" table:formula="of:=(([.B$10]*[.D$6]*[.D$7])/([.D34]*[.E34]))+[.B$11]*[.D34]+[.B$12]*[.E34]" office:value-type="float" office:value="3.86623070626387" calcext:value-type="float">
            <text:p>3,87</text:p>
          </table:table-cell>
          <table:table-cell table:style-name="ce25" table:formula="of:=+([.F34]-[.G34])^2" office:value-type="float" office:value="8.3187867669554" calcext:value-type="float">
            <text:p>8,3187867669554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.014" calcext:value-type="float">
            <text:p>1,014</text:p>
          </table:table-cell>
          <table:table-cell table:style-name="ce26" table:formula="of:=(([.B$10]*[.D$6]*[.D$7])/([.D35]*[.E35]))+[.B$11]*[.D35]+[.B$12]*[.E35]" office:value-type="float" office:value="5.11156899067814" calcext:value-type="float">
            <text:p>5,11</text:p>
          </table:table-cell>
          <table:table-cell table:style-name="ce25" table:formula="of:=+([.F35]-[.G35])^2" office:value-type="float" office:value="16.7900716333671" calcext:value-type="float">
            <text:p>16,7900716333671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77" table:number-columns-repeated="2"/>
          <table:table-cell table:number-columns-repeated="16378"/>
        </table:table-row>
        <table:table-row table:style-name="ro1">
          <table:table-cell table:number-columns-repeated="3"/>
          <table:table-cell table:style-name="ce4" table:number-columns-repeated="2"/>
          <table:table-cell table:style-name="ce80" office:value-type="string" calcext:value-type="string">
            <text:p>modificar/ampliar valores de<text:span text:style-name="T3"> h1</text:span> y<text:span text:style-name="T3"> h2</text:span> como se considere mejor</text:p>
          </table:table-cell>
          <table:table-cell table:style-name="ce82"/>
          <table:table-cell table:style-name="ce42"/>
          <table:table-cell table:style-name="ce18"/>
          <table:table-cell table:number-columns-repeated="16375"/>
        </table:table-row>
        <table:table-row table:style-name="ro1">
          <table:table-cell table:number-columns-repeated="3"/>
          <table:table-cell table:style-name="ce4" table:number-columns-repeated="2"/>
          <table:table-cell table:style-name="ce77" table:number-columns-repeated="2"/>
          <table:table-cell table:style-name="ce25"/>
          <table:table-cell table:style-name="ce26"/>
          <table:table-cell table:style-name="ce25"/>
          <table:table-cell table:number-columns-repeated="16374"/>
        </table:table-row>
        <table:table-row table:style-name="ro1">
          <table:table-cell table:number-columns-repeated="3"/>
          <table:table-cell table:style-name="ce43" office:value-type="string" calcext:value-type="string">
            <text:p>suma</text:p>
          </table:table-cell>
          <table:table-cell table:style-name="ce43" table:formula="of:=SUM([.H11:.H20])" office:value-type="float" office:value="30.6477554077604" calcext:value-type="float">
            <text:p>30,6477554077604</text:p>
          </table:table-cell>
          <table:table-cell table:style-name="ce45" office:value-type="string" calcext:value-type="string">
            <text:p>Celda objetivo → mínimo</text:p>
          </table:table-cell>
          <table:table-cell table:style-name="Default"/>
          <table:table-cell table:style-name="ce25"/>
          <table:table-cell table:style-name="ce26"/>
          <table:table-cell table:style-name="ce25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4" table:number-columns-repeated="2"/>
          <table:table-cell table:style-name="ce77" table:number-columns-repeated="2"/>
          <table:table-cell table:style-name="ce25"/>
          <table:table-cell table:style-name="Default" table:number-columns-repeated="4"/>
          <table:table-cell table:number-columns-repeated="16372"/>
        </table:table-row>
        <table:table-row table:style-name="ro1">
          <table:table-cell table:number-columns-repeated="7"/>
          <table:table-cell table:style-name="ce18" table:number-columns-repeated="4"/>
          <table:table-cell table:number-columns-repeated="16373"/>
        </table:table-row>
        <table:table-row table:style-name="ro1">
          <table:table-cell table:number-columns-repeated="7"/>
          <table:table-cell table:style-name="ce42" table:number-columns-repeated="2"/>
          <table:table-cell table:style-name="ce18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/>
          <table:table-cell table:style-name="Default" table:number-columns-repeated="4"/>
          <table:table-cell table:style-name="ce78"/>
          <table:table-cell table:style-name="Default" table:number-columns-repeated="4"/>
          <table:table-cell table:number-columns-repeated="16374"/>
        </table:table-row>
        <table:table-row table:style-name="ro1" table:number-rows-repeated="2">
          <table:table-cell table:number-columns-repeated="4"/>
          <table:table-cell table:style-name="ce77"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77"/>
          <table:table-cell table:number-columns-repeated="4"/>
          <table:table-cell>
            <draw:frame draw:z-index="3" draw:style-name="gr3" draw:text-style-name="P2" svg:width="15.826cm" svg:height="9.906cm" svg:x="0.029cm" svg:y="0.001cm">
              <draw:object draw:notify-on-update-of-ranges="'Modelo_2-Niveles_Paralelismo'.E16:'Modelo_2-Niveles_Paralelismo'.E20 'Modelo_2-Niveles_Paralelismo'.F21:'Modelo_2-Niveles_Paralelismo'.F25 'Modelo_2-Niveles_Paralelismo'.E16:'Modelo_2-Niveles_Paralelismo'.E20 'Modelo_2-Niveles_Paralelismo'.G21:'Modelo_2-Niveles_Paralelismo'.G2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4"/>
        </table:table-row>
        <table:table-row table:style-name="ro1" table:number-rows-repeated="3">
          <table:table-cell table:number-columns-repeated="4"/>
          <table:table-cell table:style-name="ce77"/>
          <table:table-cell table:number-columns-repeated="16379"/>
        </table:table-row>
        <table:table-row table:style-name="ro1" table:number-rows-repeated="17">
          <table:table-cell table:number-columns-repeated="16384"/>
        </table:table-row>
        <table:table-row table:style-name="ro1">
          <table:table-cell table:number-columns-repeated="9"/>
          <table:table-cell>
            <draw:frame draw:z-index="4" draw:style-name="gr3" draw:text-style-name="P2" svg:width="15.826cm" svg:height="9.906cm" svg:x="0.003cm" svg:y="0.479cm">
              <draw:object draw:notify-on-update-of-ranges="'Modelo_2-Niveles_Paralelismo'.E16:'Modelo_2-Niveles_Paralelismo'.E20 'Modelo_2-Niveles_Paralelismo'.F26:'Modelo_2-Niveles_Paralelismo'.F30 'Modelo_2-Niveles_Paralelismo'.E16:'Modelo_2-Niveles_Paralelismo'.E20 'Modelo_2-Niveles_Paralelismo'.G26:'Modelo_2-Niveles_Paralelismo'.G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4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table:number-columns-repeated="8"/>
          <table:table-cell>
            <draw:frame draw:z-index="5" draw:style-name="gr3" draw:text-style-name="P2" svg:width="15.826cm" svg:height="9.906cm" svg:x="2.225cm" svg:y="0.01cm">
              <draw:object draw:notify-on-update-of-ranges="'Modelo_2-Niveles_Paralelismo'.E16:'Modelo_2-Niveles_Paralelismo'.E20 'Modelo_2-Niveles_Paralelismo'.F31:'Modelo_2-Niveles_Paralelismo'.F35 'Modelo_2-Niveles_Paralelismo'.E16:'Modelo_2-Niveles_Paralelismo'.E20 'Modelo_2-Niveles_Paralelismo'.G31:'Modelo_2-Niveles_Paralelismo'.G3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5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solver_adj" table:base-cell-address="$'Modelo_1-Nivel_Paralelismo'.$A$1" table:cell-range-address=".$B$10:.$B$12"/>
          <table:named-expression table:name="solver_lo_eng" table:base-cell-address="$'Modelo_1-Nivel_Paralelismo'.$A$1" table:expression="&quot;com.sun.star.comp.Calc.NLPSolver.DEPSSolverImpl&quot;"/>
          <table:named-expression table:name="solver_num" table:base-cell-address="$'Modelo_1-Nivel_Paralelismo'.$A$1" table:expression="0"/>
          <table:named-range table:name="solver_opt" table:base-cell-address="$'Modelo_1-Nivel_Paralelismo'.$A$1" table:cell-range-address=".$J$40"/>
          <table:named-expression table:name="solver_typ" table:base-cell-address="$'Modelo_1-Nivel_Paralelismo'.$A$1" table:expression="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11">
      <number:number number:decimal-places="6" number:min-decimal-places="6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17:17:47.6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1-10-27T18:19:19Z</meta:creation-date>
    <dc:date>2023-12-02T17:57:31.482000000</dc:date>
    <meta:editing-cycles>53</meta:editing-cycles>
    <meta:editing-duration>PT4H48M</meta:editing-duration>
    <meta:document-statistic meta:table-count="2" meta:cell-count="286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maximum="20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798cm" svg:height="12.064cm" xlink:href=".." xlink:type="simple" chart:class="chart:scatter" chart:style-name="ch1">
        <chart:title svg:x="5.937cm" svg:y="0.376cm" chart:style-name="ch2">
          <text:p>Tiempo de ejecución</text:p>
        </chart:title>
        <chart:legend chart:legend-position="end" svg:x="13.217cm" svg:y="5.537cm" style:legend-expansion="high" chart:style-name="ch3"/>
        <chart:plot-area chart:style-name="ch4" table:cell-range-address="'Modelo_1-Nivel_Paralelismo'.D10:'Modelo_1-Nivel_Paralelismo'.F20 'Modelo_1-Nivel_Paralelismo'.E9:'Modelo_1-Nivel_Paralelismo'.F9" chart:data-source-has-labels="row" svg:x="1.274cm" svg:y="1.344cm" svg:width="11.628cm" svg:height="9.55cm">
          <chart:coordinate-region svg:x="2.16cm" svg:y="1.517cm" svg:width="10.555cm" svg:height="8.783cm"/>
          <chart:axis chart:dimension="x" chart:name="primary-x" chart:style-name="ch5">
            <chart:title svg:x="6.33cm" svg:y="11.135cm" chart:style-name="ch6">
              <text:p>Num. hilos</text:p>
            </chart:title>
          </chart:axis>
          <chart:axis chart:dimension="y" chart:name="primary-y" chart:style-name="ch7">
            <chart:title svg:x="0.451cm" svg:y="6.877cm" chart:style-name="ch8">
              <text:p>Tiempo (s)</text:p>
            </chart:title>
            <chart:grid chart:style-name="ch9" chart:class="major"/>
          </chart:axis>
          <chart:series chart:style-name="ch10" chart:values-cell-range-address="'Modelo_1-Nivel_Paralelismo'.E10:'Modelo_1-Nivel_Paralelismo'.E20" chart:label-cell-address="'Modelo_1-Nivel_Paralelismo'.E9:'Modelo_1-Nivel_Paralelismo'.E9" chart:class="chart:scatter">
            <chart:domain table:cell-range-address="'Modelo_1-Nivel_Paralelismo'.D10:'Modelo_1-Nivel_Paralelismo'.D20"/>
            <chart:data-point chart:repeated="11"/>
          </chart:series>
          <chart:series chart:style-name="ch11" chart:values-cell-range-address="'Modelo_1-Nivel_Paralelismo'.F10:'Modelo_1-Nivel_Paralelismo'.F20" chart:label-cell-address="'Modelo_1-Nivel_Paralelismo'.F9:'Modelo_1-Nivel_Paralelismo'.F9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experimental</text:p>
                <draw:g>
                  <svg:desc>'Modelo_1-Nivel_Paralelismo'.E9:'Modelo_1-Nivel_Paralelismo'.E9</svg:desc>
                </draw:g>
              </table:table-cell>
              <table:table-cell office:value-type="string">
                <text:p>teórico</text:p>
                <draw:g>
                  <svg:desc>'Modelo_1-Nivel_Paralelismo'.F9:'Modelo_1-Nivel_Paralelismo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1-Nivel_Paralelismo'.D10:'Modelo_1-Nivel_Paralelismo'.D20</svg:desc>
                </draw:g>
              </table:table-cell>
              <table:table-cell office:value-type="float" office:value="3.982">
                <text:p>3.982</text:p>
                <draw:g>
                  <svg:desc>'Modelo_1-Nivel_Paralelismo'.E10:'Modelo_1-Nivel_Paralelismo'.E20</svg:desc>
                </draw:g>
              </table:table-cell>
              <table:table-cell office:value-type="float" office:value="4.04798536406942">
                <text:p>4.04798536406942</text:p>
                <draw:g>
                  <svg:desc>'Modelo_1-Nivel_Paralelismo'.F10:'Modelo_1-Nivel_Paralelism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12">
                <text:p>2.112</text:p>
              </table:table-cell>
              <table:table-cell office:value-type="float" office:value="2.08358868916494">
                <text:p>2.08358868916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442">
                <text:p>1.442</text:p>
              </table:table-cell>
              <table:table-cell office:value-type="float" office:value="1.16098635884292">
                <text:p>1.16098635884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62">
                <text:p>0.762</text:p>
              </table:table-cell>
              <table:table-cell office:value-type="float" office:value="0.906426477295776">
                <text:p>0.906426477295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76">
                <text:p>0.876</text:p>
              </table:table-cell>
              <table:table-cell office:value-type="float" office:value="0.818877207942355">
                <text:p>0.818877207942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802">
                <text:p>0.802</text:p>
              </table:table-cell>
              <table:table-cell office:value-type="float" office:value="0.798132183466422">
                <text:p>0.798132183466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824">
                <text:p>0.824</text:p>
              </table:table-cell>
              <table:table-cell office:value-type="float" office:value="0.810789281429233">
                <text:p>0.810789281429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872">
                <text:p>0.872</text:p>
              </table:table-cell>
              <table:table-cell office:value-type="float" office:value="0.842533306499898">
                <text:p>0.842533306499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804">
                <text:p>0.804</text:p>
              </table:table-cell>
              <table:table-cell office:value-type="float" office:value="0.886206661012971">
                <text:p>0.886206661012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7cm" svg:height="9.907cm" xlink:href=".." xlink:type="simple" chart:class="chart:scatter" chart:style-name="ch1">
        <chart:title svg:x="5.515cm" svg:y="0.334cm" chart:style-name="ch2">
          <text:p>Tiempo Ejecución h1=1</text:p>
        </chart:title>
        <chart:legend chart:legend-position="end" svg:x="13.114cm" svg:y="4.405cm" style:legend-expansion="high" chart:style-name="ch3"/>
        <chart:plot-area chart:style-name="ch4" table:cell-range-address="'Modelo_2-Niveles_Paralelismo'.E11:'Modelo_2-Niveles_Paralelismo'.G15" chart:data-source-has-labels="row" svg:x="1.327cm" svg:y="1.311cm" svg:width="11.471cm" svg:height="7.417cm">
          <chart:coordinate-region svg:x="1.763cm" svg:y="1.51cm" svg:width="10.848cm" svg:height="6.571cm"/>
          <chart:axis chart:dimension="x" chart:name="primary-x" chart:style-name="ch5">
            <chart:title svg:x="6.237cm" svg:y="8.926cm" chart:style-name="ch6">
              <text:p>Tiempo (s)</text:p>
            </chart:title>
          </chart:axis>
          <chart:axis chart:dimension="y" chart:name="primary-y" chart:style-name="ch7">
            <chart:title svg:x="0.451cm" svg:y="5.261cm" chart:style-name="ch8">
              <text:p>h2</text:p>
            </chart:title>
            <chart:grid chart:style-name="ch9" chart:class="major"/>
          </chart:axis>
          <chart:series chart:style-name="ch10" chart:values-cell-range-address="'Modelo_2-Niveles_Paralelismo'.F11:'Modelo_2-Niveles_Paralelismo'.F15" loext:label-string="experimental" chart:class="chart:scatter">
            <chart:domain table:cell-range-address="'Modelo_2-Niveles_Paralelismo'.E11:'Modelo_2-Niveles_Paralelismo'.E15"/>
            <chart:data-point chart:repeated="5"/>
          </chart:series>
          <chart:series chart:style-name="ch11" chart:values-cell-range-address="'Modelo_2-Niveles_Paralelismo'.G11:'Modelo_2-Niveles_Paralelismo'.G15" loext:label-string="teoric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xperimental</text:p>
              </table:table-cell>
              <table:table-cell office:value-type="string">
                <text:p>teor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2-Niveles_Paralelismo'.E11:'Modelo_2-Niveles_Paralelismo'.E15</svg:desc>
                </draw:g>
              </table:table-cell>
              <table:table-cell office:value-type="float" office:value="5.284">
                <text:p>5.284</text:p>
                <draw:g>
                  <svg:desc>'Modelo_2-Niveles_Paralelismo'.F11:'Modelo_2-Niveles_Paralelismo'.F15</svg:desc>
                </draw:g>
              </table:table-cell>
              <table:table-cell office:value-type="float" office:value="6.98490367755644">
                <text:p>6.98490367755644</text:p>
                <draw:g>
                  <svg:desc>'Modelo_2-Niveles_Paralelismo'.G11:'Modelo_2-Niveles_Paralelismo'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087">
                <text:p>5.087</text:p>
              </table:table-cell>
              <table:table-cell office:value-type="float" office:value="3.81029720496476">
                <text:p>3.81029720496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38">
                <text:p>5.38</text:p>
              </table:table-cell>
              <table:table-cell office:value-type="float" office:value="2.4613779963487">
                <text:p>2.4613779963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452">
                <text:p>5.452</text:p>
              </table:table-cell>
              <table:table-cell office:value-type="float" office:value="2.26368644740026">
                <text:p>2.26368644740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238">
                <text:p>5.238</text:p>
              </table:table-cell>
              <table:table-cell office:value-type="float" office:value="3.1183767836452">
                <text:p>3.1183767836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7cm" svg:height="9.907cm" xlink:href=".." xlink:type="simple" chart:class="chart:scatter" chart:style-name="ch1">
        <chart:title svg:x="5.515cm" svg:y="0.334cm" chart:style-name="ch2">
          <text:p>Tiempo Ejecución h1=2</text:p>
        </chart:title>
        <chart:legend chart:legend-position="end" svg:x="13.114cm" svg:y="4.405cm" style:legend-expansion="high" chart:style-name="ch3"/>
        <chart:plot-area chart:style-name="ch4" table:cell-range-address="'Modelo_2-Niveles_Paralelismo'.E16:'Modelo_2-Niveles_Paralelismo'.G20" chart:data-source-has-labels="row" svg:x="1.327cm" svg:y="1.311cm" svg:width="11.471cm" svg:height="7.417cm">
          <chart:coordinate-region svg:x="2.054cm" svg:y="1.51cm" svg:width="10.557cm" svg:height="6.571cm"/>
          <chart:axis chart:dimension="x" chart:name="primary-x" chart:style-name="ch5">
            <chart:title svg:x="6.237cm" svg:y="8.926cm" chart:style-name="ch6">
              <text:p>Tiempo (s)</text:p>
            </chart:title>
          </chart:axis>
          <chart:axis chart:dimension="y" chart:name="primary-y" chart:style-name="ch7">
            <chart:title svg:x="0.451cm" svg:y="5.261cm" chart:style-name="ch8">
              <text:p>h2</text:p>
            </chart:title>
            <chart:grid chart:style-name="ch9" chart:class="major"/>
          </chart:axis>
          <chart:series chart:style-name="ch10" chart:values-cell-range-address="'Modelo_2-Niveles_Paralelismo'.F16:'Modelo_2-Niveles_Paralelismo'.F20" loext:label-string="experimental" chart:class="chart:scatter">
            <chart:domain table:cell-range-address="'Modelo_2-Niveles_Paralelismo'.E16:'Modelo_2-Niveles_Paralelismo'.E20"/>
            <chart:data-point chart:repeated="5"/>
          </chart:series>
          <chart:series chart:style-name="ch11" chart:values-cell-range-address="'Modelo_2-Niveles_Paralelismo'.G16:'Modelo_2-Niveles_Paralelismo'.G20" loext:label-string="teoric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xperimental</text:p>
              </table:table-cell>
              <table:table-cell office:value-type="string">
                <text:p>teor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2-Niveles_Paralelismo'.E16:'Modelo_2-Niveles_Paralelismo'.E20</svg:desc>
                </draw:g>
              </table:table-cell>
              <table:table-cell office:value-type="float" office:value="2.779">
                <text:p>2.779</text:p>
                <draw:g>
                  <svg:desc>'Modelo_2-Niveles_Paralelismo'.F16:'Modelo_2-Niveles_Paralelismo'.F20</svg:desc>
                </draw:g>
              </table:table-cell>
              <table:table-cell office:value-type="float" office:value="3.81029719685838">
                <text:p>3.81029719685838</text:p>
                <draw:g>
                  <svg:desc>'Modelo_2-Niveles_Paralelismo'.G16:'Modelo_2-Niveles_Paralelismo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67">
                <text:p>2.867</text:p>
              </table:table-cell>
              <table:table-cell office:value-type="float" office:value="2.30245530312246">
                <text:p>2.30245530312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.7869183839343">
                <text:p>1.7869183839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725">
                <text:p>2.725</text:p>
              </table:table-cell>
              <table:table-cell office:value-type="float" office:value="2.0059179796998">
                <text:p>2.0059179796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219">
                <text:p>3.219</text:p>
              </table:table-cell>
              <table:table-cell office:value-type="float" office:value="3.06895388830172">
                <text:p>3.068953888301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7cm" svg:height="9.907cm" xlink:href=".." xlink:type="simple" chart:class="chart:scatter" chart:style-name="ch1">
        <chart:title svg:x="5.515cm" svg:y="0.334cm" chart:style-name="ch2">
          <text:p>Tiempo Ejecución h1=4</text:p>
        </chart:title>
        <chart:legend chart:legend-position="end" svg:x="13.114cm" svg:y="4.405cm" style:legend-expansion="high" chart:style-name="ch3"/>
        <chart:plot-area chart:style-name="ch4" table:cell-range-address="'Modelo_2-Niveles_Paralelismo'.E16:'Modelo_2-Niveles_Paralelismo'.E20 'Modelo_2-Niveles_Paralelismo'.F21:'Modelo_2-Niveles_Paralelismo'.G25" chart:data-source-has-labels="row" svg:x="1.327cm" svg:y="1.311cm" svg:width="11.471cm" svg:height="7.417cm">
          <chart:coordinate-region svg:x="2.054cm" svg:y="1.51cm" svg:width="10.557cm" svg:height="6.571cm"/>
          <chart:axis chart:dimension="x" chart:name="primary-x" chart:style-name="ch5">
            <chart:title svg:x="6.237cm" svg:y="8.926cm" chart:style-name="ch6">
              <text:p>Tiempo (s)</text:p>
            </chart:title>
          </chart:axis>
          <chart:axis chart:dimension="y" chart:name="primary-y" chart:style-name="ch7">
            <chart:title svg:x="0.451cm" svg:y="5.261cm" chart:style-name="ch8">
              <text:p>h2</text:p>
            </chart:title>
            <chart:grid chart:style-name="ch9" chart:class="major"/>
          </chart:axis>
          <chart:series chart:style-name="ch10" chart:values-cell-range-address="'Modelo_2-Niveles_Paralelismo'.F21:'Modelo_2-Niveles_Paralelismo'.F25" loext:label-string="experimental" chart:class="chart:scatter">
            <chart:domain table:cell-range-address="'Modelo_2-Niveles_Paralelismo'.E16:'Modelo_2-Niveles_Paralelismo'.E20"/>
            <chart:data-point chart:repeated="5"/>
          </chart:series>
          <chart:series chart:style-name="ch11" chart:values-cell-range-address="'Modelo_2-Niveles_Paralelismo'.G21:'Modelo_2-Niveles_Paralelismo'.G25" loext:label-string="teoric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xperimental</text:p>
              </table:table-cell>
              <table:table-cell office:value-type="string">
                <text:p>teor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2-Niveles_Paralelismo'.E16:'Modelo_2-Niveles_Paralelismo'.E20</svg:desc>
                </draw:g>
              </table:table-cell>
              <table:table-cell office:value-type="float" office:value="1.952">
                <text:p>1.952</text:p>
                <draw:g>
                  <svg:desc>'Modelo_2-Niveles_Paralelismo'.F21:'Modelo_2-Niveles_Paralelismo'.F25</svg:desc>
                </draw:g>
              </table:table-cell>
              <table:table-cell office:value-type="float" office:value="2.46137797202957">
                <text:p>2.46137797202957</text:p>
                <draw:g>
                  <svg:desc>'Modelo_2-Niveles_Paralelismo'.G21:'Modelo_2-Niveles_Paralelismo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87">
                <text:p>2.087</text:p>
              </table:table-cell>
              <table:table-cell office:value-type="float" office:value="1.78691836772154">
                <text:p>1.78691836772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771">
                <text:p>1.771</text:p>
              </table:table-cell>
              <table:table-cell office:value-type="float" office:value="1.68807259324732">
                <text:p>1.68807259324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984">
                <text:p>1.984</text:p>
              </table:table-cell>
              <table:table-cell office:value-type="float" office:value="2.1154177613698">
                <text:p>2.1154177613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674">
                <text:p>1.674</text:p>
              </table:table-cell>
              <table:table-cell office:value-type="float" office:value="3.2826264561502">
                <text:p>3.2826264561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7cm" svg:height="9.907cm" xlink:href=".." xlink:type="simple" chart:class="chart:scatter" chart:style-name="ch1">
        <chart:title svg:x="5.515cm" svg:y="0.334cm" chart:style-name="ch2">
          <text:p>Tiempo Ejecución h1=8</text:p>
        </chart:title>
        <chart:legend chart:legend-position="end" svg:x="13.114cm" svg:y="4.405cm" style:legend-expansion="high" chart:style-name="ch3"/>
        <chart:plot-area chart:style-name="ch4" table:cell-range-address="'Modelo_2-Niveles_Paralelismo'.E16:'Modelo_2-Niveles_Paralelismo'.E20 'Modelo_2-Niveles_Paralelismo'.F26:'Modelo_2-Niveles_Paralelismo'.G30" chart:data-source-has-labels="row" svg:x="1.327cm" svg:y="1.311cm" svg:width="11.471cm" svg:height="7.417cm">
          <chart:coordinate-region svg:x="2.054cm" svg:y="1.51cm" svg:width="10.557cm" svg:height="6.571cm"/>
          <chart:axis chart:dimension="x" chart:name="primary-x" chart:style-name="ch5">
            <chart:title svg:x="6.237cm" svg:y="8.926cm" chart:style-name="ch6">
              <text:p>Tiempo (s)</text:p>
            </chart:title>
          </chart:axis>
          <chart:axis chart:dimension="y" chart:name="primary-y" chart:style-name="ch7">
            <chart:title svg:x="0.451cm" svg:y="5.261cm" chart:style-name="ch8">
              <text:p>h2</text:p>
            </chart:title>
            <chart:grid chart:style-name="ch9" chart:class="major"/>
          </chart:axis>
          <chart:series chart:style-name="ch10" chart:values-cell-range-address="'Modelo_2-Niveles_Paralelismo'.F26:'Modelo_2-Niveles_Paralelismo'.F30" loext:label-string="experimental" chart:class="chart:scatter">
            <chart:domain table:cell-range-address="'Modelo_2-Niveles_Paralelismo'.E16:'Modelo_2-Niveles_Paralelismo'.E20"/>
            <chart:data-point chart:repeated="5"/>
          </chart:series>
          <chart:series chart:style-name="ch11" chart:values-cell-range-address="'Modelo_2-Niveles_Paralelismo'.G26:'Modelo_2-Niveles_Paralelismo'.G30" loext:label-string="teoric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xperimental</text:p>
              </table:table-cell>
              <table:table-cell office:value-type="string">
                <text:p>teor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2-Niveles_Paralelismo'.E16:'Modelo_2-Niveles_Paralelismo'.E20</svg:desc>
                </draw:g>
              </table:table-cell>
              <table:table-cell office:value-type="float" office:value="1.074">
                <text:p>1.074</text:p>
                <draw:g>
                  <svg:desc>'Modelo_2-Niveles_Paralelismo'.F26:'Modelo_2-Niveles_Paralelismo'.F30</svg:desc>
                </draw:g>
              </table:table-cell>
              <table:table-cell office:value-type="float" office:value="2.26368639065562">
                <text:p>2.26368639065562</text:p>
                <draw:g>
                  <svg:desc>'Modelo_2-Niveles_Paralelismo'.G26:'Modelo_2-Niveles_Paralelismo'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65">
                <text:p>1.065</text:p>
              </table:table-cell>
              <table:table-cell office:value-type="float" office:value="2.00591793106154">
                <text:p>2.00591793106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23">
                <text:p>0.923</text:p>
              </table:table-cell>
              <table:table-cell office:value-type="float" office:value="2.11541772894429">
                <text:p>2.11541772894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45">
                <text:p>0.945</text:p>
              </table:table-cell>
              <table:table-cell office:value-type="float" office:value="2.64693568324525">
                <text:p>2.64693568324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69">
                <text:p>0.969</text:p>
              </table:table-cell>
              <table:table-cell office:value-type="float" office:value="3.86623077111489">
                <text:p>3.866230771114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7cm" svg:height="9.907cm" xlink:href=".." xlink:type="simple" chart:class="chart:scatter" chart:style-name="ch1">
        <chart:title svg:x="5.396cm" svg:y="0.334cm" chart:style-name="ch2">
          <text:p>Tiempo Ejecución h1=16</text:p>
        </chart:title>
        <chart:legend chart:legend-position="end" svg:x="13.114cm" svg:y="4.405cm" style:legend-expansion="high" chart:style-name="ch3"/>
        <chart:plot-area chart:style-name="ch4" table:cell-range-address="'Modelo_2-Niveles_Paralelismo'.E16:'Modelo_2-Niveles_Paralelismo'.E20 'Modelo_2-Niveles_Paralelismo'.F31:'Modelo_2-Niveles_Paralelismo'.G35" chart:data-source-has-labels="row" svg:x="1.327cm" svg:y="1.311cm" svg:width="11.471cm" svg:height="7.417cm">
          <chart:coordinate-region svg:x="1.763cm" svg:y="1.51cm" svg:width="10.848cm" svg:height="6.571cm"/>
          <chart:axis chart:dimension="x" chart:name="primary-x" chart:style-name="ch5">
            <chart:title svg:x="6.237cm" svg:y="8.926cm" chart:style-name="ch6">
              <text:p>Tiempo (s)</text:p>
            </chart:title>
          </chart:axis>
          <chart:axis chart:dimension="y" chart:name="primary-y" chart:style-name="ch7">
            <chart:title svg:x="0.451cm" svg:y="5.261cm" chart:style-name="ch8">
              <text:p>h2</text:p>
            </chart:title>
            <chart:grid chart:style-name="ch9" chart:class="major"/>
          </chart:axis>
          <chart:series chart:style-name="ch10" chart:values-cell-range-address="'Modelo_2-Niveles_Paralelismo'.F31:'Modelo_2-Niveles_Paralelismo'.F35" loext:label-string="experimental" chart:class="chart:scatter">
            <chart:domain table:cell-range-address="'Modelo_2-Niveles_Paralelismo'.E16:'Modelo_2-Niveles_Paralelismo'.E20"/>
            <chart:data-point chart:repeated="5"/>
          </chart:series>
          <chart:series chart:style-name="ch11" chart:values-cell-range-address="'Modelo_2-Niveles_Paralelismo'.G31:'Modelo_2-Niveles_Paralelismo'.G35" loext:label-string="teoric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xperimental</text:p>
              </table:table-cell>
              <table:table-cell office:value-type="string">
                <text:p>teor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2-Niveles_Paralelismo'.E16:'Modelo_2-Niveles_Paralelismo'.E20</svg:desc>
                </draw:g>
              </table:table-cell>
              <table:table-cell office:value-type="float" office:value="1.155">
                <text:p>1.155</text:p>
                <draw:g>
                  <svg:desc>'Modelo_2-Niveles_Paralelismo'.F31:'Modelo_2-Niveles_Paralelismo'.F35</svg:desc>
                </draw:g>
              </table:table-cell>
              <table:table-cell office:value-type="float" office:value="3.11837666204955">
                <text:p>3.11837666204955</text:p>
                <draw:g>
                  <svg:desc>'Modelo_2-Niveles_Paralelismo'.G31:'Modelo_2-Niveles_Paralelismo'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64">
                <text:p>0.964</text:p>
              </table:table-cell>
              <table:table-cell office:value-type="float" office:value="3.06895377481244">
                <text:p>3.0689537748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105">
                <text:p>1.105</text:p>
              </table:table-cell>
              <table:table-cell office:value-type="float" office:value="3.28262635887367">
                <text:p>3.28262635887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82">
                <text:p>0.982</text:p>
              </table:table-cell>
              <table:table-cell office:value-type="float" office:value="3.86623070626387">
                <text:p>3.86623070626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014">
                <text:p>1.014</text:p>
              </table:table-cell>
              <table:table-cell office:value-type="float" office:value="5.11156899067814">
                <text:p>5.111568990678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